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30000002394AA7CF6CEA1D554.jpg" manifest:media-type="image/jpeg"/>
  <manifest:file-entry manifest:full-path="Pictures/100000000000002300000023810C262668DD75FC.jpg" manifest:media-type="image/jpeg"/>
  <manifest:file-entry manifest:full-path="Pictures/1000000000000023000000231DA85C906017A050.png" manifest:media-type="image/png"/>
  <manifest:file-entry manifest:full-path="Pictures/1000020100000023000000239E358F2D7C4A63FF.png" manifest:media-type="image/png"/>
  <manifest:file-entry manifest:full-path="Pictures/10000000000000230000002367B6CB68B2875F2C.jpg" manifest:media-type="image/jpeg"/>
  <manifest:file-entry manifest:full-path="Pictures/100000000000002300000023E7345809C04298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line-height="200%"/>
    </style:style>
    <style:style style:name="P3" style:family="paragraph" style:parent-style-name="Text_20_body">
      <style:paragraph-properties fo:margin-left="0cm" fo:margin-right="0cm" fo:margin-top="0cm" fo:margin-bottom="0cm" loext:contextual-spacing="false" fo:line-height="200%" fo:text-indent="0cm" style:auto-text-indent="false"/>
      <style:text-properties fo:font-weight="bold"/>
    </style:style>
    <style:style style:name="P4" style:family="paragraph" style:parent-style-name="Text_20_body">
      <style:paragraph-properties fo:margin-left="0cm" fo:margin-right="0cm" fo:margin-top="0cm" fo:margin-bottom="0cm" loext:contextual-spacing="false" fo:line-height="200%" fo:text-indent="0cm" style:auto-text-indent="false"/>
    </style:style>
    <style:style style:name="P5" style:family="paragraph" style:parent-style-name="Text_20_body" style:list-style-name="L1"/>
    <style:style style:name="P6"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How to Push/upload Eclipse Project to GitHub </text:h>
      <text:section text:style-name="Sect1" text:name="post-body-2152409685214093915">
        <text:p text:style-name="P2"><text:span text:style-name="T1">0.</text:span> Login to your <text:a xlink:type="simple" xlink:href="https://github.com/" text:style-name="Internet_20_link" text:visited-style-name="Visited_20_Internet_20_Link">GitHub</text:a> account, create a new repository and copy the repository link.</text:p>
        <text:p text:style-name="P4"/>
        <text:p text:style-name="P4"><text:span text:style-name="T1">0.1.</text:span> Open Eclipse IDE and create or open a new project.</text:p>
        <text:p text:style-name="P4"/>
        <text:p text:style-name="P3">1. Create repository and add project files:</text:p>
        <text:p text:style-name="P4">    a. Right click on project-&gt; Team-&gt; Share Project-&gt;</text:p>
        <text:p text:style-name="P4">    b. Select Git and click on Next,</text:p>
        <text:p text:style-name="P4">    c. Click checkbox "use or create repository in parent folder of project",</text:p>
        <text:p text:style-name="P4">    d. Select your project from below box,</text:p>
        <text:p text:style-name="P4">    e. Click on "create Repository" below and click Finish.</text:p>
        <text:p text:style-name="P4"/>
        <text:p text:style-name="P3">2. Write commit:</text:p>
        <text:p text:style-name="P4">    a. Right click on project-&gt; Team-&gt; Commit-&gt;</text:p>
        <text:p text:style-name="P4">    b. Write commit message (e.g. first commit),</text:p>
        <text:p text:style-name="P4">    c. Select checkbox below of your project directories and files you want to push</text:p>
        <text:p text:style-name="P4">         (don't select git files which name contains 'ignore' words e.g. gitignore) and</text:p>
        <text:p text:style-name="P4">        then click Commit.</text:p>
        <text:p text:style-name="P4"/>
        <text:p text:style-name="P3">3. Push to GitHub:</text:p>
        <text:p text:style-name="P4">    a. Right click on project-&gt; Team-&gt; Remote-&gt; Push-&gt;</text:p>
        <text:p text:style-name="P4">    b. Enter Git Repository Link in the URL field,</text:p>
        <text:p text:style-name="P4">    c. Enter Username and Password and click Next.</text:p>
        <text:p text:style-name="P4">    d. From 'source ref:' dropdown select "master [branch]",</text:p>
        <text:p text:style-name="P4">        from 'destination ref:' select "master [branch]" and</text:p>
        <text:p text:style-name="P4">        from 'Remote ref to delete' select "master [branch]".</text:p>
        <text:p text:style-name="P4">    e. Click on "Add All Branches Spec" and "Add All Tags Spec",</text:p>
        <text:p text:style-name="P4"><text:soft-page-break/>    f. Click "Force Update All Specs" and then click Finish.</text:p>
        <text:p text:style-name="P4">    g. You will see a message like "Pushed to -your repository link-" and then click OK.</text:p>
        <text:p text:style-name="P4"/>
        <text:p text:style-name="P4"><text:span text:style-name="T1">4.</text:span> Go to your GitHub Repository and check the project has been pushed.</text:p>
        <text:p text:style-name="P4"/>
      </text:section>
      <text:h text:style-name="Heading_20_3" text:outline-level="3">Labels</text:h>
      <text:p text:style-name="P1"><text:a xlink:type="simple" xlink:href="http://imtilab.blogspot.com/search/label/Eclipse" text:style-name="Internet_20_link" text:visited-style-name="Visited_20_Internet_20_Link">Eclipse</text:a> <text:a xlink:type="simple" xlink:href="http://imtilab.blogspot.com/search/label/GitHub" text:style-name="Internet_20_link" text:visited-style-name="Visited_20_Internet_20_Link">GitHub</text:a> <text:a xlink:type="simple" xlink:href="http://imtilab.blogspot.com/search/label/IDE%20configuration" text:style-name="Internet_20_link" text:visited-style-name="Visited_20_Internet_20_Link">IDE configuration</text:a> </text:p>
      <text:p text:style-name="Text_20_body">Labels: <text:a xlink:type="simple" xlink:href="http://imtilab.blogspot.com/search/label/Eclipse" text:style-name="Internet_20_link" text:visited-style-name="Visited_20_Internet_20_Link">Eclipse</text:a> <text:a xlink:type="simple" xlink:href="http://imtilab.blogspot.com/search/label/GitHub" text:style-name="Internet_20_link" text:visited-style-name="Visited_20_Internet_20_Link">GitHub</text:a> <text:a xlink:type="simple" xlink:href="http://imtilab.blogspot.com/search/label/IDE%20configuration" text:style-name="Internet_20_link" text:visited-style-name="Visited_20_Internet_20_Link">IDE configuration</text:a> </text:p>
      <text:h text:style-name="Heading_20_3" text:outline-level="3"><text:bookmark text:name="comments"/>Comments</text:h>
      <text:section text:style-name="Sect1" text:name="comment-holder">
        <text:p text:style-name="Text_20_body"/>
        <text:section text:style-name="Sect1" text:name="bc_0_9C">
          <text:p text:style-name="Text_20_body"/>
          <text:section text:style-name="Sect1" text:name="bc_0_9CT">
            <text:p text:style-name="Text_20_body"/>
            <text:section text:style-name="Sect1" text:name="bc_0_8T">
              <text:list xml:id="list2380261944" text:style-name="L1">
                <text:list-item>
                  <text:p text:style-name="P6"><text:bookmark text:name="bc_0_8TB"/><text:bookmark text:name="bc_0_0B"/><draw:frame draw:style-name="fr1" draw:name="Image1" text:anchor-type="as-char" svg:width="0.926cm" svg:height="0.926cm" draw:z-index="0"><draw:image xlink:href="Pictures/10000000000000230000002367B6CB68B2875F2C.jpg" xlink:type="simple" xlink:show="embed" xlink:actuate="onLoad" loext:mime-type="image/jpeg"/></draw:frame></text:p>
                </text:list-item>
              </text:list>
              <text:section text:style-name="Sect1" text:name="c4568744035195902043">
                <text:list xml:id="list102345938464100" text:continue-numbering="true" text:style-name="L1">
                  <text:list-header>
                    <text:p text:style-name="P6"/>
                  </text:list-header>
                </text:list>
                <text:section text:style-name="Sect1" text:name="bc_0_0M">
                  <text:list xml:id="list102345894546652" text:continue-numbering="true" text:style-name="L1">
                    <text:list-header>
                      <text:p text:style-name="P6"><text:a xlink:type="simple" xlink:href="https://www.blogger.com/profile/15271174072856935592" text:style-name="Internet_20_link" text:visited-style-name="Visited_20_Internet_20_Link"><text:span text:style-name="Citation">Suba</text:span></text:a><text:a xlink:type="simple" xlink:href="http://imtilab.blogspot.com/2016/10/how-to-pushupload-eclipse-project-to.html?showComment=1518846123851#c4568744035195902043" text:style-name="Internet_20_link" text:visited-style-name="Visited_20_Internet_20_Link">February 17, 2018 at 11:42 AM</text:a></text:p>
                    </text:list-header>
                  </text:list>
                </text:section>
                <text:list xml:id="list102345636677410" text:continue-numbering="true" text:style-name="L1">
                  <text:list-header>
                    <text:p text:style-name="P5"><text:bookmark text:name="bc_0_0MC"/>Netbeans and Eclipse both plays a major role in Java developer’s life. Both have a unique features and advantages in developing an application. Your article on Java tools is useful to me, keep updating. <text:line-break/>Regards:<text:line-break/><text:a xlink:type="simple" xlink:href="https://www.fita.in/java-and-j2ee-training-in-chennai/" text:style-name="Internet_20_link" text:visited-style-name="Visited_20_Internet_20_Link">JAVA J2EE Training in Chennai</text:a> | <text:a xlink:type="simple" xlink:href="https://www.fita.in/java-and-j2ee-training-in-chennai/" text:style-name="Internet_20_link" text:visited-style-name="Visited_20_Internet_20_Link">JAVA J2EE Training Institutes in Chennai</text:a></text:p>
                    <text:p text:style-name="P5"><text:bookmark text:name="bc_0_0MN"/><text:a xlink:type="simple" xlink:href="javascript:;" office:target-frame-name="_self" xlink:show="replace" text:style-name="Internet_20_link" text:visited-style-name="Visited_20_Internet_20_Link">Reply</text:a></text:p>
                  </text:list-header>
                </text:list>
              </text:section>
              <text:section text:style-name="Sect1" text:name="bc_0_0BR">
                <text:list xml:id="list102346155242394" text:continue-numbering="true" text:style-name="L1">
                  <text:list-header>
                    <text:p text:style-name="P6"/>
                  </text:list-header>
                </text:list>
              </text:section>
              <text:section text:style-name="Sect1" text:name="bc_0_0B_box">
                <text:list xml:id="list102346007425024" text:continue-numbering="true" text:style-name="L1">
                  <text:list-header>
                    <text:p text:style-name="P6"/>
                  </text:list-header>
                </text:list>
              </text:section>
              <text:list xml:id="list102345713755698" text:continue-numbering="true" text:style-name="L1">
                <text:list-item>
                  <text:p text:style-name="P6"><text:bookmark text:name="bc_0_1B"/><draw:frame draw:style-name="fr1" draw:name="Image2" text:anchor-type="as-char" svg:width="0.926cm" svg:height="0.926cm" draw:z-index="1"><draw:image xlink:href="Pictures/100000000000002300000023E7345809C0429888.png" xlink:type="simple" xlink:show="embed" xlink:actuate="onLoad" loext:mime-type="image/png"/></draw:frame></text:p>
                </text:list-item>
              </text:list>
              <text:section text:style-name="Sect1" text:name="c4706727446212729153">
                <text:list xml:id="list102346055836843" text:continue-numbering="true" text:style-name="L1">
                  <text:list-header>
                    <text:p text:style-name="P6"/>
                  </text:list-header>
                </text:list>
                <text:section text:style-name="Sect1" text:name="bc_0_1M">
                  <text:list xml:id="list102345970503056" text:continue-numbering="true" text:style-name="L1">
                    <text:list-header>
                      <text:p text:style-name="P6"><text:a xlink:type="simple" xlink:href="https://www.blogger.com/profile/14350573733361300097" text:style-name="Internet_20_link" text:visited-style-name="Visited_20_Internet_20_Link"><text:span text:style-name="Citation">Nicole kristen</text:span></text:a><text:a xlink:type="simple" xlink:href="http://imtilab.blogspot.com/2016/10/how-to-pushupload-eclipse-project-to.html?showComment=1520332926775#c4706727446212729153" text:style-name="Internet_20_link" text:visited-style-name="Visited_20_Internet_20_Link">March 6, 2018 at 4:42 PM</text:a></text:p>
                    </text:list-header>
                  </text:list>
                </text:section>
                <text:list xml:id="list102345878007193" text:continue-numbering="true" text:style-name="L1">
                  <text:list-header>
                    <text:p text:style-name="P5"><text:bookmark text:name="bc_0_1MC"/>I am truly inspired with this blog! Clear clarification of step by step process is given and it is interested in everybody. your blog style is also very impressive and beautiful. That You explained How to Push/upload Eclipse Project to <text:a xlink:type="simple" xlink:href="https://mindmajix.com/github-training" text:style-name="Internet_20_link" text:visited-style-name="Visited_20_Internet_20_Link">GitHub</text:a>is much useful to us. GitHub (originally known as Logical Awesome LLC)is a web-based hosting service for version control using git. </text:p>
                    <text:p text:style-name="P5"><text:bookmark text:name="bc_0_1MN"/><text:a xlink:type="simple" xlink:href="javascript:;" office:target-frame-name="_self" xlink:show="replace" text:style-name="Internet_20_link" text:visited-style-name="Visited_20_Internet_20_Link">Reply</text:a></text:p>
                  </text:list-header>
                </text:list>
              </text:section>
              <text:section text:style-name="Sect1" text:name="bc_0_1BR">
                <text:list xml:id="list102346321990068" text:continue-numbering="true" text:style-name="L1">
                  <text:list-header>
                    <text:p text:style-name="P6"/>
                  </text:list-header>
                </text:list>
              </text:section>
              <text:section text:style-name="Sect1" text:name="bc_0_1B_box">
                <text:list xml:id="list102346102913591" text:continue-numbering="true" text:style-name="L1">
                  <text:list-header>
                    <text:p text:style-name="P6"/>
                  </text:list-header>
                </text:list>
              </text:section>
              <text:list xml:id="list102345120159765" text:continue-numbering="true" text:style-name="L1">
                <text:list-item>
                  <text:p text:style-name="P6"><text:bookmark text:name="bc_0_2B"/><text:soft-page-break/><draw:frame draw:style-name="fr1" draw:name="Image3" text:anchor-type="as-char" svg:width="0.926cm" svg:height="0.926cm" draw:z-index="2"><draw:image xlink:href="Pictures/1000020100000023000000239E358F2D7C4A63FF.png" xlink:type="simple" xlink:show="embed" xlink:actuate="onLoad" loext:mime-type="image/png"/></draw:frame></text:p>
                </text:list-item>
              </text:list>
              <text:section text:style-name="Sect1" text:name="c5716476895404366501">
                <text:list xml:id="list102345619345943" text:continue-numbering="true" text:style-name="L1">
                  <text:list-header>
                    <text:p text:style-name="P6"/>
                  </text:list-header>
                </text:list>
                <text:section text:style-name="Sect1" text:name="bc_0_2M">
                  <text:list xml:id="list102346346121335" text:continue-numbering="true" text:style-name="L1">
                    <text:list-header>
                      <text:p text:style-name="P6"><text:a xlink:type="simple" xlink:href="https://www.blogger.com/profile/00658479933505622610" text:style-name="Internet_20_link" text:visited-style-name="Visited_20_Internet_20_Link"><text:span text:style-name="Citation">Unknown</text:span></text:a><text:a xlink:type="simple" xlink:href="http://imtilab.blogspot.com/2016/10/how-to-pushupload-eclipse-project-to.html?showComment=1525889336867#c5716476895404366501" text:style-name="Internet_20_link" text:visited-style-name="Visited_20_Internet_20_Link">May 10, 2018 at 12:08 AM</text:a></text:p>
                    </text:list-header>
                  </text:list>
                </text:section>
                <text:list xml:id="list102344544415397" text:continue-numbering="true" text:style-name="L1">
                  <text:list-header>
                    <text:p text:style-name="P5"><text:bookmark text:name="bc_0_2MC"/>Very useful to me</text:p>
                    <text:p text:style-name="P5"><text:bookmark text:name="bc_0_2MN"/><text:a xlink:type="simple" xlink:href="javascript:;" office:target-frame-name="_self" xlink:show="replace" text:style-name="Internet_20_link" text:visited-style-name="Visited_20_Internet_20_Link">Reply</text:a></text:p>
                  </text:list-header>
                </text:list>
              </text:section>
              <text:section text:style-name="Sect1" text:name="bc_0_2BR">
                <text:list xml:id="list102345175210959" text:continue-numbering="true" text:style-name="L1">
                  <text:list-header>
                    <text:p text:style-name="P6"/>
                  </text:list-header>
                </text:list>
              </text:section>
              <text:section text:style-name="Sect1" text:name="bc_0_2B_box">
                <text:list xml:id="list102344936204830" text:continue-numbering="true" text:style-name="L1">
                  <text:list-header>
                    <text:p text:style-name="P6"/>
                  </text:list-header>
                </text:list>
              </text:section>
              <text:section text:style-name="Sect1" text:name="c3763240240687748092">
                <text:list xml:id="list102344620962660" text:continue-numbering="true" text:style-name="L1">
                  <text:list-item>
                    <text:p text:style-name="P5"/>
                  </text:list-item>
                </text:list>
                <text:section text:style-name="Sect1" text:name="bc_0_3M">
                  <text:list xml:id="list102346060099647" text:continue-numbering="true" text:style-name="L1">
                    <text:list-header>
                      <text:p text:style-name="P5"><text:a xlink:type="simple" xlink:href="https://www.quora.com/profile/Adam-Taylor-366" text:style-name="Internet_20_link" text:visited-style-name="Visited_20_Internet_20_Link"><text:span text:style-name="Citation">Adam Taylor</text:span></text:a><text:a xlink:type="simple" xlink:href="http://imtilab.blogspot.com/2016/10/how-to-pushupload-eclipse-project-to.html?showComment=1528817936119#c3763240240687748092" text:style-name="Internet_20_link" text:visited-style-name="Visited_20_Internet_20_Link">June 12, 2018 at 9:38 PM</text:a></text:p>
                    </text:list-header>
                  </text:list>
                </text:section>
                <text:list xml:id="list102345066777572" text:continue-numbering="true" text:style-name="L1">
                  <text:list-header>
                    <text:p text:style-name="P5"><text:bookmark text:name="bc_0_3MC"/>Great blog! It's so convenient to be able to commit my web projects to GitHub from within Eclipse. Following the instructions, I was able to add my project to GitHub in just a few minutes.</text:p>
                    <text:p text:style-name="P5"><text:bookmark text:name="bc_0_3MN"/><text:a xlink:type="simple" xlink:href="javascript:;" office:target-frame-name="_self" xlink:show="replace" text:style-name="Internet_20_link" text:visited-style-name="Visited_20_Internet_20_Link">Reply</text:a></text:p>
                  </text:list-header>
                </text:list>
              </text:section>
              <text:section text:style-name="Sect1" text:name="bc_0_3BR">
                <text:list xml:id="list102345892121903" text:continue-numbering="true" text:style-name="L1">
                  <text:list-item>
                    <text:p text:style-name="P5"/>
                  </text:list-item>
                </text:list>
              </text:section>
              <text:section text:style-name="Sect1" text:name="bc_0_3B_box">
                <text:list xml:id="list102346620446337" text:continue-numbering="true" text:style-name="L1">
                  <text:list-item>
                    <text:p text:style-name="P5"/>
                  </text:list-item>
                </text:list>
              </text:section>
              <text:list xml:id="list102345495371436" text:continue-numbering="true" text:style-name="L1">
                <text:list-item>
                  <text:p text:style-name="P6"><text:bookmark text:name="bc_0_4B"/><draw:frame draw:style-name="fr1" draw:name="Image4" text:anchor-type="as-char" svg:width="0.926cm" svg:height="0.926cm" draw:z-index="3"><draw:image xlink:href="Pictures/1000000000000023000000231DA85C906017A050.png" xlink:type="simple" xlink:show="embed" xlink:actuate="onLoad" loext:mime-type="image/png"/></draw:frame></text:p>
                </text:list-item>
              </text:list>
              <text:section text:style-name="Sect1" text:name="c2429870024360314846">
                <text:list xml:id="list102346167255330" text:continue-numbering="true" text:style-name="L1">
                  <text:list-header>
                    <text:p text:style-name="P6"/>
                  </text:list-header>
                </text:list>
                <text:section text:style-name="Sect1" text:name="bc_0_4M">
                  <text:list xml:id="list102345749193241" text:continue-numbering="true" text:style-name="L1">
                    <text:list-header>
                      <text:p text:style-name="P6"><text:a xlink:type="simple" xlink:href="https://www.blogger.com/profile/00526936028648944501" text:style-name="Internet_20_link" text:visited-style-name="Visited_20_Internet_20_Link"><text:span text:style-name="Citation">Charlotte Morrison</text:span></text:a><text:a xlink:type="simple" xlink:href="http://imtilab.blogspot.com/2016/10/how-to-pushupload-eclipse-project-to.html?showComment=1535985402010#c2429870024360314846" text:style-name="Internet_20_link" text:visited-style-name="Visited_20_Internet_20_Link">September 3, 2018 at 8:36 PM</text:a></text:p>
                    </text:list-header>
                  </text:list>
                </text:section>
                <text:list xml:id="list102345461336456" text:continue-numbering="true" text:style-name="L1">
                  <text:list-header>
                    <text:p text:style-name="P5"><text:bookmark text:name="bc_0_4MC"/>Thank you so much- I needed a clear, step by step for my students. I don't know why everything about source control strives to obfuscate it as much as possible. I really appreciate you!</text:p>
                    <text:p text:style-name="P5"><text:bookmark text:name="bc_0_4MN"/><text:a xlink:type="simple" xlink:href="javascript:;" office:target-frame-name="_self" xlink:show="replace" text:style-name="Internet_20_link" text:visited-style-name="Visited_20_Internet_20_Link">Reply</text:a></text:p>
                  </text:list-header>
                </text:list>
              </text:section>
              <text:section text:style-name="Sect1" text:name="bc_0_4BR">
                <text:list xml:id="list102345450267212" text:continue-numbering="true" text:style-name="L1">
                  <text:list-header>
                    <text:p text:style-name="P6"/>
                  </text:list-header>
                </text:list>
              </text:section>
              <text:section text:style-name="Sect1" text:name="bc_0_4B_box">
                <text:list xml:id="list102345597404727" text:continue-numbering="true" text:style-name="L1">
                  <text:list-header>
                    <text:p text:style-name="P6"/>
                  </text:list-header>
                </text:list>
              </text:section>
              <text:list xml:id="list102345210408498" text:continue-numbering="true" text:style-name="L1">
                <text:list-item>
                  <text:p text:style-name="P6"><text:bookmark text:name="bc_0_5B"/><draw:frame draw:style-name="fr1" draw:name="Image5" text:anchor-type="as-char" svg:width="0.926cm" svg:height="0.926cm" draw:z-index="6"><draw:image xlink:href="Pictures/100000000000002300000023810C262668DD75FC.jpg" xlink:type="simple" xlink:show="embed" xlink:actuate="onLoad" loext:mime-type="image/jpeg"/></draw:frame></text:p>
                </text:list-item>
              </text:list>
              <text:section text:style-name="Sect1" text:name="c245312381314483016">
                <text:list xml:id="list102346176363951" text:continue-numbering="true" text:style-name="L1">
                  <text:list-header>
                    <text:p text:style-name="P6"/>
                  </text:list-header>
                </text:list>
                <text:section text:style-name="Sect1" text:name="bc_0_5M">
                  <text:list xml:id="list102346394071919" text:continue-numbering="true" text:style-name="L1">
                    <text:list-header>
                      <text:p text:style-name="P6"><text:a xlink:type="simple" xlink:href="https://www.blogger.com/profile/16820893758709137863" text:style-name="Internet_20_link" text:visited-style-name="Visited_20_Internet_20_Link"><text:span text:style-name="Citation">Chitra devi</text:span></text:a><text:a xlink:type="simple" xlink:href="http://imtilab.blogspot.com/2016/10/how-to-pushupload-eclipse-project-to.html?showComment=1538818354190#c245312381314483016" text:style-name="Internet_20_link" text:visited-style-name="Visited_20_Internet_20_Link">October 6, 2018 at 3:32 PM</text:a></text:p>
                    </text:list-header>
                  </text:list>
                </text:section>
                <text:list xml:id="list102344916336420" text:continue-numbering="true" text:style-name="L1">
                  <text:list-header>
                    <text:p text:style-name="P5"><text:bookmark text:name="bc_0_5MC"/>Great Article… I love to read your articles because your writing style is too good, its is very very helpful for all of us and I never get bored while reading your article because, they are becomes a more and more interesting from the starting lines until the end.<text:line-break/><text:line-break/><text:a xlink:type="simple" xlink:href="https://www.besanttechnologies.com/robotic-process-automation-rpa-training-in-chennai" text:style-name="Internet_20_link" text:visited-style-name="Visited_20_Internet_20_Link">best rpa training in chennai </text:a>| <text:line-break/><text:a xlink:type="simple" xlink:href="http://www.besanttech.com/rpa-training-in-chennai.php" text:style-name="Internet_20_link" text:visited-style-name="Visited_20_Internet_20_Link">rpa training in chennai </text:a>| <text:line-break/><text:a xlink:type="simple" xlink:href="https://www.besanttechnologies.com/robotic-process-%20automation-rpa-training-in-bangalore" text:style-name="Internet_20_link" text:visited-style-name="Visited_20_Internet_20_Link">rpa training in bangalore </text:a><text:line-break/><text:a xlink:type="simple" xlink:href="https://www.besanttechnologies.com/rpa-training-in-pune" text:style-name="Internet_20_link" text:visited-style-name="Visited_20_Internet_20_Link">rpa training in pune </text:a>| <text:a xlink:type="simple" xlink:href="https://www.gangboard.com/rpa-online-training" text:style-name="Internet_20_link" text:visited-style-name="Visited_20_Internet_20_Link">rpa online training </text:a></text:p>
                    <text:p text:style-name="P5"><text:bookmark text:name="bc_0_5MN"/><text:a xlink:type="simple" xlink:href="javascript:;" office:target-frame-name="_self" xlink:show="replace" text:style-name="Internet_20_link" text:visited-style-name="Visited_20_Internet_20_Link">Reply</text:a></text:p>
                  </text:list-header>
                </text:list>
              </text:section>
              <text:section text:style-name="Sect1" text:name="bc_0_5BR">
                <text:list xml:id="list102344740991319" text:continue-numbering="true" text:style-name="L1">
                  <text:list-header>
                    <text:p text:style-name="P6"/>
                  </text:list-header>
                </text:list>
              </text:section>
              <text:section text:style-name="Sect1" text:name="bc_0_5B_box">
                <text:list xml:id="list102345316852407" text:continue-numbering="true" text:style-name="L1">
                  <text:list-header>
                    <text:p text:style-name="P6"/>
                  </text:list-header>
                </text:list>
              </text:section>
              <text:list xml:id="list102344666559102" text:continue-numbering="true" text:style-name="L1">
                <text:list-item>
                  <text:p text:style-name="P6"><text:bookmark text:name="bc_0_6B"/><text:soft-page-break/><draw:frame draw:style-name="fr1" draw:name="Image6" text:anchor-type="as-char" svg:width="0.926cm" svg:height="0.926cm" draw:z-index="4"><draw:image xlink:href="Pictures/10000000000000230000002394AA7CF6CEA1D554.jpg" xlink:type="simple" xlink:show="embed" xlink:actuate="onLoad" loext:mime-type="image/jpeg"/></draw:frame></text:p>
                </text:list-item>
              </text:list>
              <text:section text:style-name="Sect1" text:name="c1350507533974982857">
                <text:list xml:id="list102346169722891" text:continue-numbering="true" text:style-name="L1">
                  <text:list-header>
                    <text:p text:style-name="P6"/>
                  </text:list-header>
                </text:list>
                <text:section text:style-name="Sect1" text:name="bc_0_6M">
                  <text:list xml:id="list102345310836418" text:continue-numbering="true" text:style-name="L1">
                    <text:list-header>
                      <text:p text:style-name="P6"><text:a xlink:type="simple" xlink:href="https://www.blogger.com/profile/10435674544348819773" text:style-name="Internet_20_link" text:visited-style-name="Visited_20_Internet_20_Link"><text:span text:style-name="Citation">Brian R</text:span></text:a><text:a xlink:type="simple" xlink:href="http://imtilab.blogspot.com/2016/10/how-to-pushupload-eclipse-project-to.html?showComment=1538878853273#c1350507533974982857" text:style-name="Internet_20_link" text:visited-style-name="Visited_20_Internet_20_Link">October 7, 2018 at 8:20 AM</text:a></text:p>
                    </text:list-header>
                  </text:list>
                </text:section>
                <text:list xml:id="list102346293320043" text:continue-numbering="true" text:style-name="L1">
                  <text:list-header>
                    <text:p text:style-name="P5"><text:bookmark text:name="bc_0_6MC"/>Excellent Article.<text:line-break/><text:line-break/>Thank you.</text:p>
                    <text:p text:style-name="P5"><text:bookmark text:name="bc_0_6MN"/><text:a xlink:type="simple" xlink:href="javascript:;" office:target-frame-name="_self" xlink:show="replace" text:style-name="Internet_20_link" text:visited-style-name="Visited_20_Internet_20_Link">Reply</text:a></text:p>
                  </text:list-header>
                </text:list>
              </text:section>
              <text:section text:style-name="Sect1" text:name="bc_0_6BR">
                <text:list xml:id="list102346171955314" text:continue-numbering="true" text:style-name="L1">
                  <text:list-header>
                    <text:p text:style-name="P6"/>
                  </text:list-header>
                </text:list>
              </text:section>
              <text:section text:style-name="Sect1" text:name="bc_0_6B_box">
                <text:list xml:id="list102345759041620" text:continue-numbering="true" text:style-name="L1">
                  <text:list-header>
                    <text:p text:style-name="P6"/>
                  </text:list-header>
                </text:list>
              </text:section>
              <text:list xml:id="list102346669301880" text:continue-numbering="true" text:style-name="L1">
                <text:list-item>
                  <text:p text:style-name="P6"><text:bookmark text:name="bc_0_7B"/><draw:frame draw:style-name="fr1" draw:name="Image7" text:anchor-type="as-char" svg:width="0.926cm" svg:height="0.926cm" draw:z-index="5"><draw:image xlink:href="Pictures/1000020100000023000000239E358F2D7C4A63FF.png" xlink:type="simple" xlink:show="embed" xlink:actuate="onLoad" loext:mime-type="image/png"/></draw:frame></text:p>
                </text:list-item>
              </text:list>
              <text:section text:style-name="Sect1" text:name="c5201557263626231725">
                <text:list xml:id="list102344851571426" text:continue-numbering="true" text:style-name="L1">
                  <text:list-header>
                    <text:p text:style-name="P6"/>
                  </text:list-header>
                </text:list>
                <text:section text:style-name="Sect1" text:name="bc_0_7M">
                  <text:list xml:id="list102344639509773" text:continue-numbering="true" text:style-name="L1">
                    <text:list-header>
                      <text:p text:style-name="P6"><text:a xlink:type="simple" xlink:href="https://www.blogger.com/profile/16452122556150908883" text:style-name="Internet_20_link" text:visited-style-name="Visited_20_Internet_20_Link"><text:span text:style-name="Citation">jyothi kits</text:span></text:a><text:a xlink:type="simple" xlink:href="http://imtilab.blogspot.com/2016/10/how-to-pushupload-eclipse-project-to.html?showComment=1540040701751#c5201557263626231725" text:style-name="Internet_20_link" text:visited-style-name="Visited_20_Internet_20_Link">October 20, 2018 at 7:05 PM</text:a></text:p>
                    </text:list-header>
                  </text:list>
                </text:section>
                <text:list xml:id="list102346709486618" text:continue-numbering="true" text:style-name="L1">
                  <text:list-header>
                    <text:p text:style-name="P5"><text:bookmark text:name="bc_0_7MC"/>nice article.<text:line-break/>Thanks for sharing<text:line-break/><text:a xlink:type="simple" xlink:href="http://www.kitsonlinetrainings.com/business-analysis-online-course.html" text:style-name="Internet_20_link" text:visited-style-name="Visited_20_Internet_20_Link">Business Analysis Online Training</text:a><text:line-break/><text:a xlink:type="simple" xlink:href="http://www.kitsonlinetrainings.com/business-analysis-online-course.html" text:style-name="Internet_20_link" text:visited-style-name="Visited_20_Internet_20_Link">Business Analysis Training</text:a><text:line-break/><text:a xlink:type="simple" xlink:href="http://www.kitsonlinetrainings.com/cognos-online-training.html" text:style-name="Internet_20_link" text:visited-style-name="Visited_20_Internet_20_Link">Cognos Online Training</text:a></text:p>
                  </text:list-header>
                </text:list>
              </text:section>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0:22:57.959887359</meta:creation-date>
    <meta:editing-duration>PT1M53S</meta:editing-duration>
    <meta:editing-cycles>2</meta:editing-cycles>
    <meta:generator>LibreOffice/6.0.6.2$Linux_X86_64 LibreOffice_project/00m0$Build-2</meta:generator>
    <dc:date>2018-11-17T10:23:44.375673739</dc:date>
    <meta:document-statistic meta:table-count="0" meta:image-count="7" meta:object-count="0" meta:page-count="4" meta:paragraph-count="63" meta:word-count="586" meta:character-count="3464" meta:non-whitespace-character-count="2837"/>
  </office:meta>
</office:document-meta>
</file>